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a3465" officeooo:paragraph-rsid="000a3465"/>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rsid="000af2d9" officeooo:paragraph-rsid="000af2d9"/>
    </style:style>
    <style:style style:name="T1" style:family="text">
      <style:text-properties fo:font-size="13.6999998092651pt" style:font-size-asian="12pt" style:font-size-complex="13.6999998092651pt"/>
    </style:style>
    <style:style style:name="T2" style:family="text">
      <style:text-properties fo:font-size="13.6999998092651pt" officeooo:rsid="000b3b2f" style:font-size-asian="12pt" style:font-size-complex="13.6999998092651pt"/>
    </style:style>
    <style:style style:name="T3" style:family="text">
      <style:text-properties fo:font-size="13.6999998092651pt" officeooo:rsid="000ee3f7" style:font-size-asian="12pt" style:font-size-complex="13.699999809265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190367</text:p>
      <text:p text:style-name="P2">高柳奏和</text:p>
      <text:p text:style-name="P2"/>
      <text:p text:style-name="P3"/>
      <text:p text:style-name="P3">３．<text:span text:style-name="T1">進化アルゴリズムとは</text:span></text:p>
      <text:p text:style-name="P3"><text:span text:style-name="T1"/></text:p>
      <text:p text:style-name="P3"><text:span text:style-name="T1">この章の最も重要な目標は進化アルゴリズムが何であるかを説明することだ。統一的な視点を与えるために、進化アルゴリズムの、すべての様々な派生に共通した基礎を形作る一般的な枠組みを紹介する。遺伝的アルゴリズムの主な構成要素について、その役割や関連する用語について説明する。続いて、より具体的に説明するために、２つの応用例を説明する。その後、遺伝的アルゴリズムの動作に関する一般的な問題を議論し、より広い文脈に置き、</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13:54:49.790572780</meta:creation-date>
    <dc:date>2021-11-01T04:26:06.898598102</dc:date>
    <meta:editing-duration>PT11H59M46S</meta:editing-duration>
    <meta:editing-cycles>1</meta:editing-cycles>
    <meta:document-statistic meta:table-count="0" meta:image-count="0" meta:object-count="0" meta:page-count="1" meta:paragraph-count="4" meta:word-count="221" meta:character-count="228" meta:non-whitespace-character-count="228"/>
    <meta:generator>LibreOffice/6.4.7.2$Linux_X86_64 LibreOffice_project/40$Build-2</meta:generator>
  </office:meta>
</office:document-meta>
</file>